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fo:language="en" fo:country="US"/>
    </style:style>
    <style:style style:name="P2" style:parent-style-name="Standard" style:family="paragraph">
      <style:text-properties fo:font-weight="bold" style:font-weight-asian="bold" style:font-weight-complex="bold" style:font-size-complex="13pt" fo:language="en" fo:country="US"/>
    </style:style>
    <style:style style:name="P3" style:parent-style-name="Standard" style:family="paragraph">
      <style:text-properties fo:font-weight="bold" style:font-weight-asian="bold" style:font-weight-complex="bold" style:font-size-complex="13pt" fo:language="en" fo:country="US"/>
    </style:style>
    <style:style style:name="P4" style:parent-style-name="Standard" style:family="paragraph">
      <style:text-properties fo:font-weight="bold" style:font-weight-asian="bold" style:font-weight-complex="bold" style:font-size-complex="13pt" fo:language="en" fo:country="US"/>
    </style:style>
    <style:style style:name="P5" style:parent-style-name="Standard" style:family="paragraph">
      <style:paragraph-properties fo:text-align="center"/>
      <style:text-properties fo:font-weight="bold" style:font-weight-asian="bold" style:font-weight-complex="bold" fo:font-size="15pt" style:font-size-asian="15pt" style:font-size-complex="15pt" fo:language="en" fo:country="US"/>
    </style:style>
    <style:style style:name="P6" style:parent-style-name="Standard"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office:automatic-styles>
  <office:body>
    <office:text text:use-soft-page-breaks="true">
      <text:p text:style-name="P1"/>
      <text:p text:style-name="P2">Names: TSIDIANY Raharison Muriel</text:p>
      <text:p text:style-name="P3">Level: L1 G2<text:s/></text:p>
      <text:p text:style-name="P4">------------------------------------------------------------------------------------------------------------------------</text:p>
      <text:p text:style-name="P5">Sense of teamwork</text:p>
      <text:p text:style-name="P6"/>
      <text:p text:style-name="P7">A team means, a group of people who are interdependence with respect to information, resources, knowledge and skills and<text:s/>who seek to combine their efforts to achieve a common goal.</text:p>
      <text:p text:style-name="P8">And then, the teamwork is like the<text:s/>collaborative effort of a group to achieve a common goal or to complete a task in the most effective and efficient way.</text:p>
      <text:p text:style-name="P9">So! What is the sense of teamwork? For us to do the science of computer, according to my knowledge, the teamwork can be positive and negative.<text:s/></text:p>
      <text:p text:style-name="P10">To highlight those arguments, we are going to explain that on two parts: firstly, the advantage of teamwork and secondly, the drawback of this.</text:p>
      <text:p text:style-name="P11">On the one hand, to work in a group is very important because you can do everything and if you have some people in your groups can help you if you do the mistake or you cannot do you thinks or when you will have the difficulty to<text:s/>improve<text:s/>your science. In this moment, the help of your team is benefic for you and the same for them.<text:s/>But on this life, everybody cannot survive only.<text:s/>That why the teamwork is all the knowledge of many people to survive or to do their dreams.</text:p>
      <text:p text:style-name="P12">But, one the other hand, that is not good to the teamwork, you know only you, can keep you safe on your way. Now, little are the people who really helps. If you wait the help of those peoples, you cannot change, you need to do thirst with or without the people or your groups, for example,<text:s/>like example, you can find the developer freelance to work in the company and create the big things without education in the university, or without their friends and sometimes their groups. Why? Because those people like that love to work hard, to<text:s/>achieve<text:s/>their self only without the people because only you can help<text:s/>yourself<text:s/>and only you know what you want.</text:p>
      <text:p text:style-name="P13">But the bottom line, the teamwork is important for you if you see that easy for you but if not do like you know and improve you competence everyday.</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style:font-name="Times New Roman"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harison Muriel TSIDIANY</dc:creator>
    <meta:creation-date>2022-03-15T11:02:00Z</meta:creation-date>
    <dc:date>2022-03-15T15:58:00Z</dc:date>
    <meta:template xlink:href="Normal" xlink:type="simple"/>
    <meta:editing-cycles>4</meta:editing-cycles>
    <meta:editing-duration>PT4320S</meta:editing-duration>
    <meta:document-statistic meta:page-count="1" meta:paragraph-count="4" meta:word-count="311" meta:character-count="2080" meta:row-count="14" meta:non-whitespace-character-count="1773"/>
  </office:meta>
</office:document-meta>
</file>